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officeooo:rsid="0018f5df" officeooo:paragraph-rsid="0018f5df"/>
    </style:style>
    <style:style style:name="P2" style:family="paragraph" style:parent-style-name="Standard">
      <style:paragraph-properties fo:line-height="150%" fo:text-align="center" style:justify-single-word="false"/>
      <style:text-properties style:text-underline-style="solid" style:text-underline-width="auto" style:text-underline-color="font-color" officeooo:rsid="0018f5df" officeooo:paragraph-rsid="0018f5df"/>
    </style:style>
    <style:style style:name="P3"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style:text-underline-style="none" officeooo:rsid="001b66a1" officeooo:paragraph-rsid="001b66a1"/>
    </style:style>
    <style:style style:name="P4" style:family="paragraph" style:parent-style-name="Standard" style:master-page-name="">
      <loext:graphic-properties draw:fill="none"/>
      <style:paragraph-properties fo:margin-left="0in" fo:margin-right="0in" fo:line-height="150%" fo:text-align="start" style:justify-single-word="false" fo:text-indent="0.5in" style:auto-text-indent="false" style:page-number="auto" fo:background-color="transparent"/>
      <style:text-properties style:text-underline-style="none" officeooo:rsid="001a5ff7" officeooo:paragraph-rsid="001a5ff7"/>
    </style:style>
    <style:style style:name="P5" style:family="paragraph" style:parent-style-name="Standard" style:master-page-name="">
      <loext:graphic-properties draw:fill="none"/>
      <style:paragraph-properties fo:margin-left="0in" fo:margin-right="0in" fo:line-height="150%" fo:text-align="start" style:justify-single-word="false" fo:text-indent="0.5in" style:auto-text-indent="false" style:page-number="auto" fo:background-color="transparent"/>
      <style:text-properties style:text-underline-style="none" officeooo:rsid="0019655a" officeooo:paragraph-rsid="0019655a"/>
    </style:style>
    <style:style style:name="P6" style:family="paragraph" style:parent-style-name="Standard" style:list-style-name="L1">
      <loext:graphic-properties draw:fill="none"/>
      <style:paragraph-properties fo:line-height="150%" fo:text-align="start" style:justify-single-word="false" fo:background-color="transparent"/>
      <style:text-properties style:text-underline-style="none" officeooo:rsid="001b66a1" officeooo:paragraph-rsid="001b66a1"/>
    </style:style>
    <style:style style:name="P7" style:family="paragraph" style:parent-style-name="Standard">
      <loext:graphic-properties draw:fill="none"/>
      <style:paragraph-properties fo:line-height="150%" fo:text-align="start" style:justify-single-word="false" fo:background-color="transparent"/>
      <style:text-properties style:text-underline-style="none" officeooo:rsid="001b66a1" officeooo:paragraph-rsid="001e1d74"/>
    </style:style>
    <style:style style:name="P8" style:family="paragraph" style:parent-style-name="Standard" style:list-style-name="L2">
      <loext:graphic-properties draw:fill="none"/>
      <style:paragraph-properties fo:line-height="150%" fo:text-align="start" style:justify-single-word="false" fo:background-color="transparent"/>
      <style:text-properties style:text-underline-style="none" officeooo:rsid="001e1d74" officeooo:paragraph-rsid="001e1d74"/>
    </style:style>
    <style:style style:name="P9" style:family="paragraph" style:parent-style-name="Standard">
      <loext:graphic-properties draw:fill="none"/>
      <style:paragraph-properties fo:line-height="150%" fo:text-align="start" style:justify-single-word="false" fo:background-color="transparent"/>
      <style:text-properties style:text-underline-style="none" officeooo:rsid="001f4386" officeooo:paragraph-rsid="001f4386"/>
    </style:style>
    <style:style style:name="P10" style:family="paragraph" style:parent-style-name="Standard" style:list-style-name="L3">
      <loext:graphic-properties draw:fill="none"/>
      <style:paragraph-properties fo:line-height="150%" fo:text-align="start" style:justify-single-word="false" fo:background-color="transparent"/>
      <style:text-properties style:text-underline-style="none" officeooo:rsid="00210682" officeooo:paragraph-rsid="00210682"/>
    </style:style>
    <style:style style:name="P11" style:family="paragraph" style:parent-style-name="Standard">
      <loext:graphic-properties draw:fill="none"/>
      <style:paragraph-properties fo:line-height="150%" fo:text-align="start" style:justify-single-word="false" fo:background-color="transparent"/>
      <style:text-properties style:text-underline-style="none" officeooo:rsid="00225fbe" officeooo:paragraph-rsid="00225fbe"/>
    </style:style>
    <style:style style:name="T1" style:family="text">
      <style:text-properties style:text-position="super 58%"/>
    </style:style>
    <style:style style:name="T2" style:family="text">
      <style:text-properties officeooo:rsid="001a5ff7"/>
    </style:style>
    <style:style style:name="T3" style:family="text">
      <style:text-properties officeooo:rsid="001b66a1"/>
    </style:style>
    <style:style style:name="T4" style:family="text">
      <style:text-properties officeooo:rsid="001e1d74"/>
    </style:style>
    <style:style style:name="T5" style:family="text">
      <style:text-properties officeooo:rsid="0021068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en Ford</text:p>
      <text:p text:style-name="P1">February 26<text:span text:style-name="T1">th</text:span>, 2020</text:p>
      <text:p text:style-name="P1">EEC 623/CIS 636 Software Quality Assurance</text:p>
      <text:p text:style-name="P1">Dr. Yongjian Fu</text:p>
      <text:p text:style-name="P2">Project Management Plan</text:p>
      <text:p text:style-name="P5">The purpose of this document is to clearly and effectively state the project constraints I will be working within for the semester project. This includes the software I will be working with, the scope of testing I will be conducting, the schedule I will be working within, preliminary associated tasks and milestones, and any foreseeable risks and challenges associated with this project. This is not intended to be a thorough document but is instead intended to provide an overview of the project, the details of which will be fleshed out in future <text:span text:style-name="T2">deliverables. </text:span></text:p>
      <text:p text:style-name="P4">I will be conducting black-box testing on the ‘simplejson’ Python library. This library acts as a JSON parser and serializer and is an enhanced version of the JSON parser implemented by the Python standard library. According to its author, ‘simplejson’ is accordingly simpler to use than the Python standard library implementation and allows for reading data from JSON format into custom Python classes. ‘simplejson’ facilitates this by allowing users to build custom SerDe (serializer/deserializer) methods and modules that plug into the framework. <text:span text:style-name="T3">I have employed this library in past projects and have chosen it due to my familiarity with how it functions. According to the tool ‘cloc’, the project is approximately 6 KLOC (rounded for posterity).</text:span></text:p>
      <text:p text:style-name="P3"/>
      <text:p text:style-name="P3">I plan to test all major functionality of the ‘simplejson’ library. This includes the following:</text:p>
      <text:list xml:id="list265454886" text:style-name="L1">
        <text:list-item>
          <text:p text:style-name="P6">Encoding/decoding basic Python object hierarchies (Python mapping types)</text:p>
        </text:list-item>
        <text:list-item>
          <text:p text:style-name="P6">Compact encoding</text:p>
        </text:list-item>
        <text:list-item>
          <text:p text:style-name="P6">Decoding/Encoding JSON</text:p>
        </text:list-item>
        <text:list-item>
          <text:p text:style-name="P6">Using Python decimal type instead of float</text:p>
        </text:list-item>
        <text:list-item>
          <text:p text:style-name="P6">Specializing JSON object encoding/decoding (SerDe functionality)</text:p>
        </text:list-item>
        <text:list-item>
          <text:p text:style-name="P6">Parsing multiple JSON documents separated by newline</text:p>
        </text:list-item>
        <text:list-item>
          <text:p text:style-name="P6">Serializing multiple Python objects to JSON separated by newline</text:p>
        </text:list-item>
      </text:list>
      <text:p text:style-name="P7">Note that the entire library is fully documented at <text:a xlink:type="simple" xlink:href="https://simplejson.readthedocs.io/en/latest/" text:style-name="Internet_20_link" text:visited-style-name="Visited_20_Internet_20_Link">https://simplejson.readthedocs.io/en/latest/</text:a>. I still intend to familiarize myself with the libraries source code, but deriving complete documentation from doing so is unnecessary. <text:span text:style-name="T4">The source code for ‘simplejson’ is available at </text:span><text:a xlink:type="simple" xlink:href="https://github.com/simplejson/simplejson" text:style-name="Internet_20_link" text:visited-style-name="Visited_20_Internet_20_Link"><text:span text:style-name="T4">https://github.com/simplejson/simplejson</text:span></text:a><text:span text:style-name="T4">. Also note that like most Python software, the author of ‘simplejson’ has already created </text:span><text:soft-page-break/><text:span text:style-name="T4">unit tests for ‘simplejson’. I will ignore them during my own testing as to not interfere with my test case design and specification.</text:span></text:p>
      <text:p text:style-name="P7"/>
      <text:p text:style-name="P7"><text:span text:style-name="T4">The project itself is on a rigid schedule with the following dates:</text:span></text:p>
      <text:list xml:id="list3480399024" text:style-name="L2">
        <text:list-item>
          <text:p text:style-name="P8">Project Management Plan Due – 2/26/2020</text:p>
        </text:list-item>
        <text:list-item>
          <text:p text:style-name="P8">Software Documentation Due – 3/4/2020</text:p>
        </text:list-item>
        <text:list-item>
          <text:p text:style-name="P8">Test Plan Due – 3/18/2020</text:p>
        </text:list-item>
        <text:list-item>
          <text:p text:style-name="P8">Test Case Specifications Due – 3/25/2020</text:p>
        </text:list-item>
        <text:list-item>
          <text:p text:style-name="P8">Final Report Due – 4/27/2020</text:p>
        </text:list-item>
        <text:list-item>
          <text:p text:style-name="P8">Project Presentations and Demonstrations – 4/27/2020 to 4/29/2020</text:p>
        </text:list-item>
      </text:list>
      <text:p text:style-name="P9">The above dates are to be considered major project milestones and as of right now will be treated as if they are inscribed in stone. <text:span text:style-name="T5">In accordance with the preceding milestones, I have broken them down into the following tasks:</text:span></text:p>
      <text:list xml:id="list3526774450" text:style-name="L3">
        <text:list-item>
          <text:p text:style-name="P10">Research possible software options for project</text:p>
        </text:list-item>
        <text:list-item>
          <text:p text:style-name="P10">Select a software to test</text:p>
        </text:list-item>
        <text:list-item>
          <text:p text:style-name="P10">Develop, revise, and submit project management plan</text:p>
        </text:list-item>
        <text:list-item>
          <text:p text:style-name="P10">Analyze project source code</text:p>
        </text:list-item>
        <text:list-item>
          <text:p text:style-name="P10">Document all methods and modules in projects source code</text:p>
        </text:list-item>
        <text:list-item>
          <text:p text:style-name="P10">Develop, revise, and submit software documentation</text:p>
        </text:list-item>
        <text:list-item>
          <text:p text:style-name="P10">Identify what to test, approach to testing, and testing schedule</text:p>
        </text:list-item>
        <text:list-item>
          <text:p text:style-name="P10">Develop, revise, and submit test plan</text:p>
        </text:list-item>
        <text:list-item>
          <text:p text:style-name="P10">Identify test case inputs and outputs</text:p>
        </text:list-item>
        <text:list-item>
          <text:p text:style-name="P10">Develop, revise, and submit test case specifications</text:p>
        </text:list-item>
        <text:list-item>
          <text:p text:style-name="P10">Conduct testing and document test results</text:p>
        </text:list-item>
        <text:list-item>
          <text:p text:style-name="P10">Develop, revise, and submit final report</text:p>
        </text:list-item>
        <text:list-item>
          <text:p text:style-name="P10">Prepare presentation and demonstration for class</text:p>
        </text:list-item>
      </text:list>
      <text:p text:style-name="P11">I do not anticipate any major risks when testing this software, either internal or external. I am already highly familiar with ‘simplejson’ due to experience with past projects. I also do not expect any issues with commitments to other classes as this is the only class that I have a major (semester) project in, so I am free to commit time as needed to this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2T22:18:21.638131733</meta:creation-date>
    <dc:date>2020-02-23T13:21:31.891080737</dc:date>
    <meta:editing-duration>PT44M19S</meta:editing-duration>
    <meta:editing-cycles>7</meta:editing-cycles>
    <meta:generator>LibreOffice/6.0.7.3$Linux_X86_64 LibreOffice_project/00m0$Build-3</meta:generator>
    <meta:document-statistic meta:table-count="0" meta:image-count="0" meta:object-count="0" meta:page-count="2" meta:paragraph-count="38" meta:word-count="615" meta:character-count="3912" meta:non-whitespace-character-count="3354"/>
  </office:meta>
</office:document-meta>
</file>